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33mm"/>
    </style:style>
    <style:style style:name="co2" style:family="table-column">
      <style:table-column-properties fo:break-before="auto" style:column-width="18.2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9.02mm"/>
    </style:style>
    <style:style style:name="co5" style:family="table-column">
      <style:table-column-properties fo:break-before="auto" style:column-width="14.9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Opponent</text:p>
          </table:table-cell>
          <table:table-cell table:style-name="ce1" office:value-type="string" calcext:value-type="string">
            <text:p>W/L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Competition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Stage</text:p>
          </table:table-cell>
          <table:table-cell table:style-name="ce1" office:value-type="string" calcext:value-type="string">
            <text:p>Year</text:p>
          </table:table-cell>
        </table:table-row>
        <table:table-row table:style-name="ro1">
          <table:table-cell office:value-type="string" calcext:value-type="string">
            <text:p><text:a xlink:href="http://www.bjjheroes.com/?p=3099" xlink:type="simple">Marcio Corleta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Pan American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R1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Rodrigo Bon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Pan American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1/4F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<text:a xlink:href="http://www.bjjheroes.com/?p=1223" xlink:type="simple">Cassio Werneck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Pan American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SF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<text:a xlink:href="http://www.bjjheroes.com/?p=658" xlink:type="simple">Fabio Leopoldo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ts: 4x2</text:p>
          </table:table-cell>
          <table:table-cell office:value-type="string" calcext:value-type="string">
            <text:p>Pan American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F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<text:a xlink:href="http://www.bjjheroes.com/?p=553" xlink:type="simple">Roberto Correa</text:a>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Pan American</text:p>
          </table:table-cell>
          <table:table-cell office:value-type="string" calcext:value-type="string">
            <text:p>88KG</text:p>
          </table:table-cell>
          <table:table-cell office:value-type="string" calcext:value-type="string">
            <text:p>SF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<text:a xlink:href="http://www.bjjheroes.com/?p=1214" xlink:type="simple">Jefferson Moura</text:a>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jury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94KG</text:p>
          </table:table-cell>
          <table:table-cell office:value-type="string" calcext:value-type="string">
            <text:p>1/4F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Roberto Ferreir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hoke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R1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Adriano Maciel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1/4F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string" calcext:value-type="string">
            <text:p><text:a xlink:href="http://www.bjjheroes.com/?p=9" xlink:type="simple">Marcio Cruz</text:a>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ts: 2x0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SF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<text:a xlink:href="http://www.bjjheroes.com/?p=919" xlink:type="simple">Pablo Popovitch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a xlink:href="http://www.bjjheroes.com/?p=3592" xlink:type="simple">Triangle</text:a></text:p>
          </table:table-cell>
          <table:table-cell office:value-type="string" calcext:value-type="string">
            <text:p>Grapplers Quest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1/4F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Todd Margoli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Grapplers Quest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SF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Jeff Monso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a xlink:href="http://www.bjjheroes.com/?p=5463" xlink:type="simple">Armbar</text:a></text:p>
          </table:table-cell>
          <table:table-cell office:value-type="string" calcext:value-type="string">
            <text:p>Grapplers Quest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F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string" calcext:value-type="string">
            <text:p>Erik Paulso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ADCC</text:p>
          </table:table-cell>
          <table:table-cell office:value-type="string" calcext:value-type="string">
            <text:p>99KG</text:p>
          </table:table-cell>
          <table:table-cell office:value-type="string" calcext:value-type="string">
            <text:p>R1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<text:a xlink:href="http://www.bjjheroes.com/?p=1369" xlink:type="simple">Dean Lister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ts: 8x0</text:p>
          </table:table-cell>
          <table:table-cell office:value-type="string" calcext:value-type="string">
            <text:p>ADCC</text:p>
          </table:table-cell>
          <table:table-cell office:value-type="string" calcext:value-type="string">
            <text:p>99KG</text:p>
          </table:table-cell>
          <table:table-cell office:value-type="string" calcext:value-type="string">
            <text:p>1/4F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A. Cacarec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g lock</text:p>
          </table:table-cell>
          <table:table-cell office:value-type="string" calcext:value-type="string">
            <text:p>ADCC</text:p>
          </table:table-cell>
          <table:table-cell office:value-type="string" calcext:value-type="string">
            <text:p>99KG</text:p>
          </table:table-cell>
          <table:table-cell office:value-type="string" calcext:value-type="string">
            <text:p>SF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<text:a xlink:href="http://www.bjjheroes.com/?p=505" xlink:type="simple">Roger Gracie</text:a>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ts: 3x0</text:p>
          </table:table-cell>
          <table:table-cell office:value-type="string" calcext:value-type="string">
            <text:p>ADCC</text:p>
          </table:table-cell>
          <table:table-cell office:value-type="string" calcext:value-type="string">
            <text:p>99KG</text:p>
          </table:table-cell>
          <table:table-cell office:value-type="string" calcext:value-type="string">
            <text:p>3PLC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Lenio Montanh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a xlink:href="http://www.bjjheroes.com/?p=6332" xlink:type="simple">Choke from back</text:a></text:p>
          </table:table-cell>
          <table:table-cell office:value-type="string" calcext:value-type="string">
            <text:p>Golden Cup</text:p>
          </table:table-cell>
          <table:table-cell office:value-type="string" calcext:value-type="string">
            <text:p>94KG</text:p>
          </table:table-cell>
          <table:table-cell office:value-type="string" calcext:value-type="string">
            <text:p>1/4F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<text:a xlink:href="http://www.bjjheroes.com/?p=562" xlink:type="simple">Eduardo Telles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ts: 0x0, Adv</text:p>
          </table:table-cell>
          <table:table-cell office:value-type="string" calcext:value-type="string">
            <text:p>Golden Cup</text:p>
          </table:table-cell>
          <table:table-cell office:value-type="string" calcext:value-type="string">
            <text:p>94KG</text:p>
          </table:table-cell>
          <table:table-cell office:value-type="string" calcext:value-type="string">
            <text:p>SF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Dennis Gome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a xlink:href="http://www.bjjheroes.com/?p=4455" xlink:type="simple">Omoplata</text:a></text:p>
          </table:table-cell>
          <table:table-cell office:value-type="string" calcext:value-type="string">
            <text:p>Golden Cup</text:p>
          </table:table-cell>
          <table:table-cell office:value-type="string" calcext:value-type="string">
            <text:p>94KG</text:p>
          </table:table-cell>
          <table:table-cell office:value-type="string" calcext:value-type="string">
            <text:p>F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<text:a xlink:href="http://www.bjjheroes.com/?p=9" xlink:type="simple">Marcio Cruz</text:a>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eferee Decision</text:p>
          </table:table-cell>
          <table:table-cell office:value-type="string" calcext:value-type="string">
            <text:p>Best Fighters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SPF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<text:a xlink:href="http://www.bjjheroes.com/?p=16" xlink:type="simple">Marcelo Garcia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ts: 6x0</text:p>
          </table:table-cell>
          <table:table-cell office:value-type="string" calcext:value-type="string">
            <text:p>Brasileiro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F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<text:a xlink:href="http://www.bjjheroes.com/?p=1214" xlink:type="simple">Jefferson Moura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ts: 3x0</text:p>
          </table:table-cell>
          <table:table-cell office:value-type="string" calcext:value-type="string">
            <text:p>Brasileiro</text:p>
          </table:table-cell>
          <table:table-cell office:value-type="string" calcext:value-type="string">
            <text:p>94KG</text:p>
          </table:table-cell>
          <table:table-cell office:value-type="string" calcext:value-type="string">
            <text:p>F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<text:a xlink:href="http://www.bjjheroes.com/?p=1214" xlink:type="simple">Jefferson Moura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ts: 2x0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94KG</text:p>
          </table:table-cell>
          <table:table-cell office:value-type="string" calcext:value-type="string">
            <text:p>F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<text:a xlink:href="http://www.bjjheroes.com/?p=86" xlink:type="simple">Fernando Margarida</text:a>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ts: 2x2, Adv</text:p>
          </table:table-cell>
          <table:table-cell office:value-type="string" calcext:value-type="string">
            <text:p>World Cup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1/4F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Rogerio Passo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a xlink:href="http://www.bjjheroes.com/?p=5463" xlink:type="simple">Armbar</text:a></text:p>
          </table:table-cell>
          <table:table-cell office:value-type="string" calcext:value-type="string">
            <text:p>World Cup</text:p>
          </table:table-cell>
          <table:table-cell office:value-type="string" calcext:value-type="string">
            <text:p>100KG</text:p>
          </table:table-cell>
          <table:table-cell office:value-type="string" calcext:value-type="string">
            <text:p>1/4F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Erik Wanderle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ts: 6x0</text:p>
          </table:table-cell>
          <table:table-cell office:value-type="string" calcext:value-type="string">
            <text:p>World Cup</text:p>
          </table:table-cell>
          <table:table-cell office:value-type="string" calcext:value-type="string">
            <text:p>100KG</text:p>
          </table:table-cell>
          <table:table-cell office:value-type="string" calcext:value-type="string">
            <text:p>F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<text:a xlink:href="http://www.bjjheroes.com/?p=9" xlink:type="simple">Marcio Cruz</text:a>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ts: 2x0</text:p>
          </table:table-cell>
          <table:table-cell office:value-type="string" calcext:value-type="string">
            <text:p>Pan American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F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Michael Groth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a xlink:href="http://www.bjjheroes.com/?p=5463" xlink:type="simple">Armbar</text:a></text:p>
          </table:table-cell>
          <table:table-cell office:value-type="string" calcext:value-type="string">
            <text:p>ADCC</text:p>
          </table:table-cell>
          <table:table-cell office:value-type="string" calcext:value-type="string">
            <text:p>99KG</text:p>
          </table:table-cell>
          <table:table-cell office:value-type="string" calcext:value-type="string">
            <text:p>R1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string" calcext:value-type="string">
            <text:p>Jamal Peterso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ts: 2x0</text:p>
          </table:table-cell>
          <table:table-cell office:value-type="string" calcext:value-type="string">
            <text:p>ADCC</text:p>
          </table:table-cell>
          <table:table-cell office:value-type="string" calcext:value-type="string">
            <text:p>99KG</text:p>
          </table:table-cell>
          <table:table-cell office:value-type="string" calcext:value-type="string">
            <text:p>1/4F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<text:a xlink:href="http://www.bjjheroes.com/?p=505" xlink:type="simple">Roger Gracie</text:a>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<text:a xlink:href="http://www.bjjheroes.com/?p=4302" xlink:type="simple">RNC</text:a></text:p>
          </table:table-cell>
          <table:table-cell office:value-type="string" calcext:value-type="string">
            <text:p>ADCC</text:p>
          </table:table-cell>
          <table:table-cell office:value-type="string" calcext:value-type="string">
            <text:p>99KG</text:p>
          </table:table-cell>
          <table:table-cell office:value-type="string" calcext:value-type="string">
            <text:p>SF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John Einimo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ts: 6x0</text:p>
          </table:table-cell>
          <table:table-cell office:value-type="string" calcext:value-type="string">
            <text:p>ADCC</text:p>
          </table:table-cell>
          <table:table-cell office:value-type="string" calcext:value-type="string">
            <text:p>99KG</text:p>
          </table:table-cell>
          <table:table-cell office:value-type="string" calcext:value-type="string">
            <text:p>3PLC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string" calcext:value-type="string">
            <text:p>Antoine Joud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DCC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R1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abriel Napao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a xlink:href="http://www.bjjheroes.com/?p=4302" xlink:type="simple">RNC</text:a></text:p>
          </table:table-cell>
          <table:table-cell office:value-type="string" calcext:value-type="string">
            <text:p>ADCC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1/4F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<text:a xlink:href="http://www.bjjheroes.com/?p=505" xlink:type="simple">Roger Gracie</text:a>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<text:a xlink:href="http://www.bjjheroes.com/?p=4302" xlink:type="simple">RNC</text:a></text:p>
          </table:table-cell>
          <table:table-cell office:value-type="string" calcext:value-type="string">
            <text:p>ADCC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SF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<text:a xlink:href="http://www.bjjheroes.com/?p=16" xlink:type="simple">Marcelo Garcia</text:a>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<text:a xlink:href="http://www.bjjheroes.com/?p=4302" xlink:type="simple">RNC</text:a></text:p>
          </table:table-cell>
          <table:table-cell office:value-type="string" calcext:value-type="string">
            <text:p>ADCC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3PLC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<text:a xlink:href="http://www.bjjheroes.com/?p=562" xlink:type="simple">Eduardo Telles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ts: 4x2</text:p>
          </table:table-cell>
          <table:table-cell office:value-type="string" calcext:value-type="string">
            <text:p>World Cup</text:p>
          </table:table-cell>
          <table:table-cell office:value-type="string" calcext:value-type="string">
            <text:p>100KG</text:p>
          </table:table-cell>
          <table:table-cell office:value-type="string" calcext:value-type="string">
            <text:p>1/4F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<text:a xlink:href="http://www.bjjheroes.com/?p=331" xlink:type="simple">Ricardo Abreu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a xlink:href="http://www.bjjheroes.com/?p=5463" xlink:type="simple">Armbar</text:a></text:p>
          </table:table-cell>
          <table:table-cell office:value-type="string" calcext:value-type="string">
            <text:p>World Cup</text:p>
          </table:table-cell>
          <table:table-cell office:value-type="string" calcext:value-type="string">
            <text:p>100KG</text:p>
          </table:table-cell>
          <table:table-cell office:value-type="string" calcext:value-type="string">
            <text:p>SF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<text:a xlink:href="http://www.bjjheroes.com/?p=384" xlink:type="simple">Roberto Tozi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ts: 2x2, Adv</text:p>
          </table:table-cell>
          <table:table-cell office:value-type="string" calcext:value-type="string">
            <text:p>World Cup</text:p>
          </table:table-cell>
          <table:table-cell office:value-type="string" calcext:value-type="string">
            <text:p>100KG</text:p>
          </table:table-cell>
          <table:table-cell office:value-type="string" calcext:value-type="string">
            <text:p>F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<text:a xlink:href="http://www.bjjheroes.com/?p=637" xlink:type="simple">Bruno Bastos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a xlink:href="http://www.bjjheroes.com/?p=6332" xlink:type="simple">Choke from back</text:a></text:p>
          </table:table-cell>
          <table:table-cell office:value-type="string" calcext:value-type="string">
            <text:p>World Cup</text:p>
          </table:table-cell>
          <table:table-cell office:value-type="string" calcext:value-type="string">
            <text:p>O75KG</text:p>
          </table:table-cell>
          <table:table-cell office:value-type="string" calcext:value-type="string">
            <text:p>1/4F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<text:a xlink:href="http://www.bjjheroes.com/?p=86" xlink:type="simple">Fernando Margarida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ts: 9x2</text:p>
          </table:table-cell>
          <table:table-cell office:value-type="string" calcext:value-type="string">
            <text:p>World Cup</text:p>
          </table:table-cell>
          <table:table-cell office:value-type="string" calcext:value-type="string">
            <text:p>O75KG</text:p>
          </table:table-cell>
          <table:table-cell office:value-type="string" calcext:value-type="string">
            <text:p>SF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<text:a xlink:href="http://www.bjjheroes.com/?p=117" xlink:type="simple">Ronaldo Souza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ts: 2x0</text:p>
          </table:table-cell>
          <table:table-cell office:value-type="string" calcext:value-type="string">
            <text:p>World Cup</text:p>
          </table:table-cell>
          <table:table-cell office:value-type="string" calcext:value-type="string">
            <text:p>O75KG</text:p>
          </table:table-cell>
          <table:table-cell office:value-type="string" calcext:value-type="string">
            <text:p>F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<text:a xlink:href="http://www.bjjheroes.com/?p=224" xlink:type="simple">Roberto Abreu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a xlink:href="http://www.bjjheroes.com/?p=5463" xlink:type="simple">Armbar</text:a>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100KG</text:p>
          </table:table-cell>
          <table:table-cell office:value-type="string" calcext:value-type="string">
            <text:p>R1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string" calcext:value-type="string">
            <text:p>Ricardo Morai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ristlock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100KG</text:p>
          </table:table-cell>
          <table:table-cell office:value-type="string" calcext:value-type="string">
            <text:p>1/4F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<text:a xlink:href="http://www.bjjheroes.com/?p=559" xlink:type="simple">Rodrigo Comprido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a xlink:href="http://www.bjjheroes.com/?p=5463" xlink:type="simple">Armbar</text:a>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100KG</text:p>
          </table:table-cell>
          <table:table-cell office:value-type="string" calcext:value-type="string">
            <text:p>SF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<text:a xlink:href="http://www.bjjheroes.com/?p=505" xlink:type="simple">Roger Gracie</text:a>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ts: 12x2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100KG</text:p>
          </table:table-cell>
          <table:table-cell office:value-type="string" calcext:value-type="string">
            <text:p>F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<text:a xlink:href="http://www.bjjheroes.com/?p=422" xlink:type="simple">Braulio Estima</text:a>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ts: 5x4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R1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Diego Balout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a xlink:href="http://www.bjjheroes.com/?p=4977" xlink:type="simple">Kimura</text:a></text:p>
          </table:table-cell>
          <table:table-cell office:value-type="string" calcext:value-type="string">
            <text:p>Pan American</text:p>
          </table:table-cell>
          <table:table-cell office:value-type="string" calcext:value-type="string">
            <text:p>100KG</text:p>
          </table:table-cell>
          <table:table-cell office:value-type="string" calcext:value-type="string">
            <text:p>SF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<text:a xlink:href="http://www.bjjheroes.com/?p=505" xlink:type="simple">Roger Gracie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ts: 0x0, Adv</text:p>
          </table:table-cell>
          <table:table-cell office:value-type="string" calcext:value-type="string">
            <text:p>Pan American</text:p>
          </table:table-cell>
          <table:table-cell office:value-type="string" calcext:value-type="string">
            <text:p>100KG</text:p>
          </table:table-cell>
          <table:table-cell office:value-type="string" calcext:value-type="string">
            <text:p>F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Jorge Vidal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a xlink:href="http://www.bjjheroes.com/?p=4658" xlink:type="simple">Ezekiel</text:a></text:p>
          </table:table-cell>
          <table:table-cell office:value-type="string" calcext:value-type="string">
            <text:p>Pan American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R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<text:a xlink:href="http://www.bjjheroes.com/?p=112" xlink:type="simple">Demian Maia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ts: 0x0, Adv</text:p>
          </table:table-cell>
          <table:table-cell office:value-type="string" calcext:value-type="string">
            <text:p>Pan American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1/4F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<text:a xlink:href="http://www.bjjheroes.com/?p=422" xlink:type="simple">Braulio Estima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Pan American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SF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<text:a xlink:href="http://www.bjjheroes.com/?p=505" xlink:type="simple">Roger Gracie</text:a>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<text:a xlink:href="http://www.bjjheroes.com/?p=3592" xlink:type="simple">Triangle</text:a></text:p>
          </table:table-cell>
          <table:table-cell office:value-type="string" calcext:value-type="string">
            <text:p>Pan American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F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Fabio Romao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a xlink:href="http://www.bjjheroes.com/?p=3592" xlink:type="simple">Triangle</text:a>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94KG</text:p>
          </table:table-cell>
          <table:table-cell office:value-type="string" calcext:value-type="string">
            <text:p>R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<text:a xlink:href="http://www.bjjheroes.com/?p=671" xlink:type="simple">Helvecio Penna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a xlink:href="http://www.bjjheroes.com/?p=3592" xlink:type="simple">Triangle</text:a>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94KG</text:p>
          </table:table-cell>
          <table:table-cell office:value-type="string" calcext:value-type="string">
            <text:p>1/4F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string" calcext:value-type="string">
            <text:p>Carlos Eduardo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aseball choke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94KG</text:p>
          </table:table-cell>
          <table:table-cell office:value-type="string" calcext:value-type="string">
            <text:p>SF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T. Gai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a xlink:href="http://www.bjjheroes.com/?p=6332" xlink:type="simple">Choke from back</text:a>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94KG</text:p>
          </table:table-cell>
          <table:table-cell office:value-type="string" calcext:value-type="string">
            <text:p>F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<text:a xlink:href="http://www.bjjheroes.com/?p=477" xlink:type="simple">Tarsis Humphreys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1/4F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string" calcext:value-type="string">
            <text:p><text:a xlink:href="http://www.bjjheroes.com/?p=224" xlink:type="simple">Roberto Abreu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ross ck. f/ mount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SF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<text:a xlink:href="http://www.bjjheroes.com/?p=505" xlink:type="simple">Roger Gracie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ts: 4x4, Adv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F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string" calcext:value-type="string">
            <text:p>Vladimir Matyushenk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A Sub-X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SPF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string" calcext:value-type="string">
            <text:p>David Avella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eferee Decision</text:p>
          </table:table-cell>
          <table:table-cell office:value-type="string" calcext:value-type="string">
            <text:p>ADCC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R1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string" calcext:value-type="string">
            <text:p>Yukissyu Ozaw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ubmission</text:p>
          </table:table-cell>
          <table:table-cell office:value-type="string" calcext:value-type="string">
            <text:p>ADCC</text:p>
          </table:table-cell>
          <table:table-cell office:value-type="string" calcext:value-type="string">
            <text:p>99KG</text:p>
          </table:table-cell>
          <table:table-cell office:value-type="string" calcext:value-type="string">
            <text:p>R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Tim Carpente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a xlink:href="http://www.bjjheroes.com/?p=4977" xlink:type="simple">Kimura</text:a></text:p>
          </table:table-cell>
          <table:table-cell office:value-type="string" calcext:value-type="string">
            <text:p>ADCC</text:p>
          </table:table-cell>
          <table:table-cell office:value-type="string" calcext:value-type="string">
            <text:p>99KG</text:p>
          </table:table-cell>
          <table:table-cell office:value-type="string" calcext:value-type="string">
            <text:p>1/4F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<text:a xlink:href="http://www.bjjheroes.com/?p=378" xlink:type="simple">Robert Drysdale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ADCC</text:p>
          </table:table-cell>
          <table:table-cell office:value-type="string" calcext:value-type="string">
            <text:p>99KG</text:p>
          </table:table-cell>
          <table:table-cell office:value-type="string" calcext:value-type="string">
            <text:p>SF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<text:a xlink:href="http://www.bjjheroes.com/?p=422" xlink:type="simple">Braulio Estima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ADCC</text:p>
          </table:table-cell>
          <table:table-cell office:value-type="string" calcext:value-type="string">
            <text:p>99KG</text:p>
          </table:table-cell>
          <table:table-cell office:value-type="string" calcext:value-type="string">
            <text:p>F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<text:a xlink:href="http://www.bjjheroes.com/?p=601" xlink:type="simple">Roberto Godoi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a xlink:href="http://www.bjjheroes.com/?p=3592" xlink:type="simple">Triangle</text:a>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94KG</text:p>
          </table:table-cell>
          <table:table-cell office:value-type="string" calcext:value-type="string">
            <text:p>1/4F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<text:a xlink:href="http://www.bjjheroes.com/?p=1044" xlink:type="simple">Flavio Almeida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94KG</text:p>
          </table:table-cell>
          <table:table-cell office:value-type="string" calcext:value-type="string">
            <text:p>SF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<text:a xlink:href="http://www.bjjheroes.com/?p=926" xlink:type="simple">Roberto Alencar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a xlink:href="http://www.bjjheroes.com/?p=4658" xlink:type="simple">Ezekiel</text:a>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94KG</text:p>
          </table:table-cell>
          <table:table-cell office:value-type="string" calcext:value-type="string">
            <text:p>F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<text:a xlink:href="http://www.bjjheroes.com/?p=224" xlink:type="simple">Roberto Abreu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a xlink:href="http://www.bjjheroes.com/?p=4658" xlink:type="simple">Ezekiel</text:a>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R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Joao Cunh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a xlink:href="http://www.bjjheroes.com/?p=5463" xlink:type="simple">Armbar</text:a>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R2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<text:a xlink:href="http://www.bjjheroes.com/?p=144" xlink:type="simple">Andre Galvao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ts: 2x0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1/4F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<text:a xlink:href="http://www.bjjheroes.com/?p=320" xlink:type="simple">Romulo Barral</text:a>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ts: 0x0, Adv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SF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string" calcext:value-type="string">
            <text:p>David Avella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ts: 8x0</text:p>
          </table:table-cell>
          <table:table-cell office:value-type="string" calcext:value-type="string">
            <text:p>Super Challenge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R1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string" calcext:value-type="string">
            <text:p><text:a xlink:href="http://www.bjjheroes.com/?p=2956" xlink:type="simple">Cristiano Lazzarini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ts: 3x0</text:p>
          </table:table-cell>
          <table:table-cell office:value-type="string" calcext:value-type="string">
            <text:p>Super Challenge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1/4F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string" calcext:value-type="string">
            <text:p><text:a xlink:href="http://www.bjjheroes.com/?p=144" xlink:type="simple">Andre Galvao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feree Decision</text:p>
          </table:table-cell>
          <table:table-cell office:value-type="string" calcext:value-type="string">
            <text:p>Super Challenge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SF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string" calcext:value-type="string">
            <text:p>Luiz Theodoro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feree Decision</text:p>
          </table:table-cell>
          <table:table-cell office:value-type="string" calcext:value-type="string">
            <text:p>Super Challenge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F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Hugo Carion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a xlink:href="http://www.bjjheroes.com/?p=3592" xlink:type="simple">Triangle</text:a>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94KG</text:p>
          </table:table-cell>
          <table:table-cell office:value-type="string" calcext:value-type="string">
            <text:p>1/4F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<text:a xlink:href="http://www.bjjheroes.com/?p=477" xlink:type="simple">Tarsis Humphreys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ts: 2x0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94KG</text:p>
          </table:table-cell>
          <table:table-cell office:value-type="string" calcext:value-type="string">
            <text:p>SF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<text:a xlink:href="http://www.bjjheroes.com/?p=449" xlink:type="simple">Alexandre Souza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ts: 3x2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94KG</text:p>
          </table:table-cell>
          <table:table-cell office:value-type="string" calcext:value-type="string">
            <text:p>F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Hugo Carion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a xlink:href="http://www.bjjheroes.com/?p=5463" xlink:type="simple">Armbar</text:a>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R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Raul Castillo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hoke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R2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<text:a xlink:href="http://www.bjjheroes.com/?p=387" xlink:type="simple">Braga Neto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a xlink:href="http://www.bjjheroes.com/?p=4658" xlink:type="simple">Ezekiel</text:a>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1/4F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<text:a xlink:href="http://www.bjjheroes.com/?p=607" xlink:type="simple">Gabriel Vella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SF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<text:a xlink:href="http://www.bjjheroes.com/?p=505" xlink:type="simple">Roger Gracie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ts: 4x2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F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Ilir Latif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ADCC</text:p>
          </table:table-cell>
          <table:table-cell office:value-type="string" calcext:value-type="string">
            <text:p>99KG</text:p>
          </table:table-cell>
          <table:table-cell office:value-type="string" calcext:value-type="string">
            <text:p>R1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Radek Turek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a xlink:href="http://www.bjjheroes.com/?p=4302" xlink:type="simple">RNC</text:a></text:p>
          </table:table-cell>
          <table:table-cell office:value-type="string" calcext:value-type="string">
            <text:p>ADCC</text:p>
          </table:table-cell>
          <table:table-cell office:value-type="string" calcext:value-type="string">
            <text:p>99KG</text:p>
          </table:table-cell>
          <table:table-cell office:value-type="string" calcext:value-type="string">
            <text:p>1/4F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<text:a xlink:href="http://www.bjjheroes.com/?p=733" xlink:type="simple">Vinny Magalhaes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ADCC</text:p>
          </table:table-cell>
          <table:table-cell office:value-type="string" calcext:value-type="string">
            <text:p>99KG</text:p>
          </table:table-cell>
          <table:table-cell office:value-type="string" calcext:value-type="string">
            <text:p>SF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<text:a xlink:href="http://www.bjjheroes.com/?p=1329" xlink:type="simple">Gerardi Rinaldi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ts: 3x0</text:p>
          </table:table-cell>
          <table:table-cell office:value-type="string" calcext:value-type="string">
            <text:p>ADCC</text:p>
          </table:table-cell>
          <table:table-cell office:value-type="string" calcext:value-type="string">
            <text:p>99KG</text:p>
          </table:table-cell>
          <table:table-cell office:value-type="string" calcext:value-type="string">
            <text:p>F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<text:a xlink:href="http://www.bjjheroes.com/?p=6167" xlink:type="simple">Ricco Rodriguez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a xlink:href="http://www.bjjheroes.com/?p=5463" xlink:type="simple">Armbar</text:a></text:p>
          </table:table-cell>
          <table:table-cell office:value-type="string" calcext:value-type="string">
            <text:p>ADCC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R1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<text:a xlink:href="http://www.bjjheroes.com/?p=144" xlink:type="simple">Andre Galvao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ADCC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1/4F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<text:a xlink:href="http://www.bjjheroes.com/?p=1388" xlink:type="simple">Gunnar Nelson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Kneebar</text:p>
          </table:table-cell>
          <table:table-cell office:value-type="string" calcext:value-type="string">
            <text:p>ADCC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SF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<text:a xlink:href="http://www.bjjheroes.com/?p=422" xlink:type="simple">Braulio Estima</text:a>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jury</text:p>
          </table:table-cell>
          <table:table-cell office:value-type="string" calcext:value-type="string">
            <text:p>ADCC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F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string" calcext:value-type="string">
            <text:p>Leonardo Neve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94KG</text:p>
          </table:table-cell>
          <table:table-cell office:value-type="string" calcext:value-type="string">
            <text:p>R2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Dan Simmle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a xlink:href="http://www.bjjheroes.com/?p=4658" xlink:type="simple">Ezekiel</text:a>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94KG</text:p>
          </table:table-cell>
          <table:table-cell office:value-type="string" calcext:value-type="string">
            <text:p>1/4F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<text:a xlink:href="http://www.bjjheroes.com/?p=449" xlink:type="simple">Alexandre Souza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a xlink:href="http://www.bjjheroes.com/?p=3592" xlink:type="simple">Triangle</text:a>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94KG</text:p>
          </table:table-cell>
          <table:table-cell office:value-type="string" calcext:value-type="string">
            <text:p>SF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<text:a xlink:href="http://www.bjjheroes.com/?p=425" xlink:type="simple">Bernardo Faria</text:a>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ts: 2x0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94KG</text:p>
          </table:table-cell>
          <table:table-cell office:value-type="string" calcext:value-type="string">
            <text:p>F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<text:a xlink:href="http://www.bjjheroes.com/?p=1272" xlink:type="simple">Leo Nogueira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1/4F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<text:a xlink:href="http://www.bjjheroes.com/?p=320" xlink:type="simple">Romulo Barral</text:a>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ts: 0x0, Adv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SF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string" calcext:value-type="string">
            <text:p>Chris Moriarity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uillotine</text:p>
          </table:table-cell>
          <table:table-cell office:value-type="string" calcext:value-type="string">
            <text:p>GQ WBG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1/4F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Amir Alla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ts: 9x0</text:p>
          </table:table-cell>
          <table:table-cell office:value-type="string" calcext:value-type="string">
            <text:p>GQ WBG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SF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<text:a xlink:href="http://www.bjjheroes.com/?p=644" xlink:type="simple">Joao Assis</text:a>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GQ WBG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F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<text:a xlink:href="http://www.bjjheroes.com/?p=1263" xlink:type="simple">Lucio Rodrigues</text:a>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World Pro.</text:p>
          </table:table-cell>
          <table:table-cell office:value-type="string" calcext:value-type="string">
            <text:p>O92KG</text:p>
          </table:table-cell>
          <table:table-cell office:value-type="string" calcext:value-type="string">
            <text:p>1/4F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orld P. NoGi</text:p>
          </table:table-cell>
          <table:table-cell office:value-type="string" calcext:value-type="string">
            <text:p>O92KG</text:p>
          </table:table-cell>
          <table:table-cell office:value-type="string" calcext:value-type="string">
            <text:p>N/A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<text:a xlink:href="http://www.bjjheroes.com/?p=1548" xlink:type="simple">Jose Junior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ts: 5x2</text:p>
          </table:table-cell>
          <table:table-cell office:value-type="string" calcext:value-type="string">
            <text:p>World P. NoGi</text:p>
          </table:table-cell>
          <table:table-cell office:value-type="string" calcext:value-type="string">
            <text:p>O92KG</text:p>
          </table:table-cell>
          <table:table-cell office:value-type="string" calcext:value-type="string">
            <text:p>F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Kari Petol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ts: 5x0</text:p>
          </table:table-cell>
          <table:table-cell office:value-type="string" calcext:value-type="string">
            <text:p>ADCC</text:p>
          </table:table-cell>
          <table:table-cell office:value-type="string" calcext:value-type="string">
            <text:p>99KG</text:p>
          </table:table-cell>
          <table:table-cell office:value-type="string" calcext:value-type="string">
            <text:p>R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Lucio Lagarto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a xlink:href="http://www.bjjheroes.com/?p=4302" xlink:type="simple">RNC</text:a></text:p>
          </table:table-cell>
          <table:table-cell office:value-type="string" calcext:value-type="string">
            <text:p>ADCC</text:p>
          </table:table-cell>
          <table:table-cell office:value-type="string" calcext:value-type="string">
            <text:p>99KG</text:p>
          </table:table-cell>
          <table:table-cell office:value-type="string" calcext:value-type="string">
            <text:p>1/4F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<text:a xlink:href="http://www.bjjheroes.com/?p=644" xlink:type="simple">Joao Assis</text:a>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<text:a xlink:href="http://www.bjjheroes.com/?p=4302" xlink:type="simple">RNC</text:a></text:p>
          </table:table-cell>
          <table:table-cell office:value-type="string" calcext:value-type="string">
            <text:p>ADCC</text:p>
          </table:table-cell>
          <table:table-cell office:value-type="string" calcext:value-type="string">
            <text:p>99KG</text:p>
          </table:table-cell>
          <table:table-cell office:value-type="string" calcext:value-type="string">
            <text:p>SF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<text:a xlink:href="http://www.bjjheroes.com/?p=911" xlink:type="simple">Antonio Peinado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ts: 4x0</text:p>
          </table:table-cell>
          <table:table-cell office:value-type="string" calcext:value-type="string">
            <text:p>ADCC</text:p>
          </table:table-cell>
          <table:table-cell office:value-type="string" calcext:value-type="string">
            <text:p>99KG</text:p>
          </table:table-cell>
          <table:table-cell office:value-type="string" calcext:value-type="string">
            <text:p>3PLC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Jeff Monso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Q</text:p>
          </table:table-cell>
          <table:table-cell office:value-type="string" calcext:value-type="string">
            <text:p>ADCC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R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<text:a xlink:href="http://www.bjjheroes.com/?p=1388" xlink:type="simple">Gunnar Nelson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ts: 2x0</text:p>
          </table:table-cell>
          <table:table-cell office:value-type="string" calcext:value-type="string">
            <text:p>ADCC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1/4F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string" calcext:value-type="string">
            <text:p><text:a xlink:href="http://www.bjjheroes.com/?p=919" xlink:type="simple">Pablo Popovitch</text:a>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eferee Decision</text:p>
          </table:table-cell>
          <table:table-cell office:value-type="string" calcext:value-type="string">
            <text:p>ADCC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SF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<text:a xlink:href="http://www.bjjheroes.com/?p=484" xlink:type="simple">Murilo Santana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ts: 2x0</text:p>
          </table:table-cell>
          <table:table-cell office:value-type="string" calcext:value-type="string">
            <text:p>ADCC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3PLC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string" calcext:value-type="string">
            <text:p><text:a xlink:href="http://www.bjjheroes.com/?p=320" xlink:type="simple">Romulo Barral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ts: 2x0</text:p>
          </table:table-cell>
          <table:table-cell office:value-type="string" calcext:value-type="string">
            <text:p>SD World Trials</text:p>
          </table:table-cell>
          <table:table-cell office:value-type="string" calcext:value-type="string">
            <text:p>92KG</text:p>
          </table:table-cell>
          <table:table-cell office:value-type="string" calcext:value-type="string">
            <text:p>F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string" calcext:value-type="string">
            <text:p>Ryan Sos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a xlink:href="http://www.bjjheroes.com/?p=5463" xlink:type="simple">Armbar</text:a></text:p>
          </table:table-cell>
          <table:table-cell office:value-type="string" calcext:value-type="string">
            <text:p>SD World Trials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1/4F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string" calcext:value-type="string">
            <text:p><text:a xlink:href="http://www.bjjheroes.com/?p=1583" xlink:type="simple">Mike Fowler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ross choke</text:p>
          </table:table-cell>
          <table:table-cell office:value-type="string" calcext:value-type="string">
            <text:p>SD World Trials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SF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string" calcext:value-type="string">
            <text:p><text:a xlink:href="http://www.bjjheroes.com/?p=144" xlink:type="simple">Andre Galvao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ts: 4x4, Adv</text:p>
          </table:table-cell>
          <table:table-cell office:value-type="string" calcext:value-type="string">
            <text:p>SD World Trials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F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<text:a xlink:href="http://www.bjjheroes.com/?p=1236" xlink:type="simple">Antonio Carlos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a xlink:href="http://www.bjjheroes.com/?p=5463" xlink:type="simple">Armbar</text:a></text:p>
          </table:table-cell>
          <table:table-cell office:value-type="string" calcext:value-type="string">
            <text:p>World Pro.</text:p>
          </table:table-cell>
          <table:table-cell office:value-type="string" calcext:value-type="string">
            <text:p>99KG</text:p>
          </table:table-cell>
          <table:table-cell office:value-type="string" calcext:value-type="string">
            <text:p>SF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<text:a xlink:href="http://www.bjjheroes.com/?p=425" xlink:type="simple">Bernardo Faria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ts: 2x0</text:p>
          </table:table-cell>
          <table:table-cell office:value-type="string" calcext:value-type="string">
            <text:p>World Pro.</text:p>
          </table:table-cell>
          <table:table-cell office:value-type="string" calcext:value-type="string">
            <text:p>99KG</text:p>
          </table:table-cell>
          <table:table-cell office:value-type="string" calcext:value-type="string">
            <text:p>F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<text:a xlink:href="http://www.bjjheroes.com/?p=144" xlink:type="simple">Andre Galvao</text:a>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ts: 2x0</text:p>
          </table:table-cell>
          <table:table-cell office:value-type="string" calcext:value-type="string">
            <text:p>World Pro.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SF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string" calcext:value-type="string">
            <text:p>Ryan Beaugear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ts: 0x0, Adv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R2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string" calcext:value-type="string">
            <text:p>Adriano Ignacio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a xlink:href="http://www.bjjheroes.com/?p=5463" xlink:type="simple">Armbar</text:a>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R2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<text:a xlink:href="http://www.bjjheroes.com/?p=1272" xlink:type="simple">Leo Nogueira</text:a>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ts: 4x0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1/4F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Eduardo Silv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a xlink:href="http://www.bjjheroes.com/?p=6332" xlink:type="simple">Choke from Back</text:a>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94KG</text:p>
          </table:table-cell>
          <table:table-cell office:value-type="string" calcext:value-type="string">
            <text:p>R2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<text:a xlink:href="http://www.bjjheroes.com/?p=1740" xlink:type="simple">Yuri Simoes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ts: 3x0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94KG</text:p>
          </table:table-cell>
          <table:table-cell office:value-type="string" calcext:value-type="string">
            <text:p>1/4F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<text:a xlink:href="http://www.bjjheroes.com/?p=926" xlink:type="simple">Roberto Alencar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a xlink:href="http://www.bjjheroes.com/?p=5463" xlink:type="simple">Flying Armbar</text:a>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94KG</text:p>
          </table:table-cell>
          <table:table-cell office:value-type="string" calcext:value-type="string">
            <text:p>SF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<text:a xlink:href="http://www.bjjheroes.com/?p=247" xlink:type="simple">Rodolfo Vieira</text:a>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ts: 2x2, Adv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94KG</text:p>
          </table:table-cell>
          <table:table-cell office:value-type="string" calcext:value-type="string">
            <text:p>F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<text:a xlink:href="http://www.bjjheroes.com/?p=1369" xlink:type="simple">Dean Lister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etamoris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SPF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string" calcext:value-type="string">
            <text:p>Alberto Vilanov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a xlink:href="http://www.bjjheroes.com/?p=5463" xlink:type="simple">Armbar</text:a></text:p>
          </table:table-cell>
          <table:table-cell office:value-type="string" calcext:value-type="string">
            <text:p>NoGi Worlds</text:p>
          </table:table-cell>
          <table:table-cell office:value-type="string" calcext:value-type="string">
            <text:p>100KG</text:p>
          </table:table-cell>
          <table:table-cell office:value-type="string" calcext:value-type="string">
            <text:p>1/4F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<text:a xlink:href="http://www.bjjheroes.com/?p=1290" xlink:type="simple">Tarcisio Jardim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ts: 2x0</text:p>
          </table:table-cell>
          <table:table-cell office:value-type="string" calcext:value-type="string">
            <text:p>NoGi Worlds</text:p>
          </table:table-cell>
          <table:table-cell office:value-type="string" calcext:value-type="string">
            <text:p>100KG</text:p>
          </table:table-cell>
          <table:table-cell office:value-type="string" calcext:value-type="string">
            <text:p>SF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string" calcext:value-type="string">
            <text:p><text:a xlink:href="http://www.bjjheroes.com/?p=644" xlink:type="simple">Joao Assis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feree Decision</text:p>
          </table:table-cell>
          <table:table-cell office:value-type="string" calcext:value-type="string">
            <text:p>NoGi Worlds</text:p>
          </table:table-cell>
          <table:table-cell office:value-type="string" calcext:value-type="string">
            <text:p>100KG</text:p>
          </table:table-cell>
          <table:table-cell office:value-type="string" calcext:value-type="string">
            <text:p>F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<text:a xlink:href="http://www.bjjheroes.com/?p=2035" xlink:type="simple">Vitor Oliveira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ts: 4x0</text:p>
          </table:table-cell>
          <table:table-cell office:value-type="string" calcext:value-type="string">
            <text:p>NoGi Worlds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R1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Kleber Buiu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ts: 9x0</text:p>
          </table:table-cell>
          <table:table-cell office:value-type="string" calcext:value-type="string">
            <text:p>NoGi Worlds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1/4F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<text:a xlink:href="http://www.bjjheroes.com/?p=425" xlink:type="simple">Bernardo Faria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ts: 3x0</text:p>
          </table:table-cell>
          <table:table-cell office:value-type="string" calcext:value-type="string">
            <text:p>NoGi Worlds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SF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<text:a xlink:href="http://www.bjjheroes.com/?p=1188" xlink:type="simple">Leandro Lo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ts: 0x0, Adv</text:p>
          </table:table-cell>
          <table:table-cell office:value-type="string" calcext:value-type="string">
            <text:p>NoGi Worlds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F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K. Corneliu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ts: 4x2</text:p>
          </table:table-cell>
          <table:table-cell office:value-type="string" calcext:value-type="string">
            <text:p>Copa Podio</text:p>
          </table:table-cell>
          <table:table-cell office:value-type="string" calcext:value-type="string">
            <text:p>100KG</text:p>
          </table:table-cell>
          <table:table-cell office:value-type="string" calcext:value-type="string">
            <text:p>GP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<text:a xlink:href="http://www.bjjheroes.com/?p=1272" xlink:type="simple">Leo Nogueira</text:a>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opa Podio</text:p>
          </table:table-cell>
          <table:table-cell office:value-type="string" calcext:value-type="string">
            <text:p>100KG</text:p>
          </table:table-cell>
          <table:table-cell office:value-type="string" calcext:value-type="string">
            <text:p>GP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<text:a xlink:href="http://www.bjjheroes.com/?p=474" xlink:type="simple">Alexandre Ceconi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a xlink:href="http://www.bjjheroes.com/?p=5463" xlink:type="simple">Armbar</text:a></text:p>
          </table:table-cell>
          <table:table-cell office:value-type="string" calcext:value-type="string">
            <text:p>Copa Podio</text:p>
          </table:table-cell>
          <table:table-cell office:value-type="string" calcext:value-type="string">
            <text:p>100KG</text:p>
          </table:table-cell>
          <table:table-cell office:value-type="string" calcext:value-type="string">
            <text:p>GP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<text:a xlink:href="http://www.bjjheroes.com/?p=247" xlink:type="simple">Rodolfo Vieira</text:a>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ts: 6x0</text:p>
          </table:table-cell>
          <table:table-cell office:value-type="string" calcext:value-type="string">
            <text:p>Copa Podio</text:p>
          </table:table-cell>
          <table:table-cell office:value-type="string" calcext:value-type="string">
            <text:p>100KG</text:p>
          </table:table-cell>
          <table:table-cell office:value-type="string" calcext:value-type="string">
            <text:p>GP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Max Freita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ross ck. f/ mount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94KG</text:p>
          </table:table-cell>
          <table:table-cell office:value-type="string" calcext:value-type="string">
            <text:p>1/4F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<text:a xlink:href="http://www.bjjheroes.com/?p=875" xlink:type="simple">Lucas Leite</text:a>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eferee Decision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94KG</text:p>
          </table:table-cell>
          <table:table-cell office:value-type="string" calcext:value-type="string">
            <text:p>SF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<text:a xlink:href="http://www.bjjheroes.com/?p=422" xlink:type="simple">Braulio Estima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Copa Podio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SPF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Alan Regi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ross choke</text:p>
          </table:table-cell>
          <table:table-cell office:value-type="string" calcext:value-type="string">
            <text:p>Brasileiro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1/4F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<text:a xlink:href="http://www.bjjheroes.com/?p=2235" xlink:type="simple">Renato Cardoso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ts: 2x0</text:p>
          </table:table-cell>
          <table:table-cell office:value-type="string" calcext:value-type="string">
            <text:p>Brasileiro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SF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RIcardo Ramo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ts: 9x0</text:p>
          </table:table-cell>
          <table:table-cell office:value-type="string" calcext:value-type="string">
            <text:p>Brasileiro</text:p>
          </table:table-cell>
          <table:table-cell office:value-type="string" calcext:value-type="string">
            <text:p>94KG</text:p>
          </table:table-cell>
          <table:table-cell office:value-type="string" calcext:value-type="string">
            <text:p>1/4F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<text:a xlink:href="http://www.bjjheroes.com/?p=3009" xlink:type="simple">Keenan Corneliu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etamoris 6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SPF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<text:a xlink:href="http://www.bjjheroes.com/?p=6337" xlink:type="simple">Arnaldo Maidana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hoke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94KG</text:p>
          </table:table-cell>
          <table:table-cell office:value-type="string" calcext:value-type="string">
            <text:p>1/8F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<text:a xlink:href="http://www.bjjheroes.com/?p=4960" xlink:type="simple">Dimitrius Souza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ts: 2x0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94KG</text:p>
          </table:table-cell>
          <table:table-cell office:value-type="string" calcext:value-type="string">
            <text:p>1/4F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<text:a xlink:href="http://www.bjjheroes.com/?p=3200" xlink:type="simple">Jackson Sousa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ts: 6x0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94KG</text:p>
          </table:table-cell>
          <table:table-cell office:value-type="string" calcext:value-type="string">
            <text:p>SF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<text:a xlink:href="http://www.bjjheroes.com/?p=875" xlink:type="simple">Lucas Leite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ts: 4x2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94KG</text:p>
          </table:table-cell>
          <table:table-cell office:value-type="string" calcext:value-type="string">
            <text:p>F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<text:a xlink:href="http://www.bjjheroes.com/?p=9" xlink:type="simple">Marcio Cruz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feree Decision</text:p>
          </table:table-cell>
          <table:table-cell office:value-type="string" calcext:value-type="string">
            <text:p>UFC Expo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SPF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<text:a xlink:href="http://www.bjjheroes.com/?p=5747" xlink:type="simple">AJ Sousa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hoke</text:p>
          </table:table-cell>
          <table:table-cell office:value-type="string" calcext:value-type="string">
            <text:p>BJJL Challenge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SPF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Yukiyasu Ozaw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a xlink:href="http://www.bjjheroes.com/?p=4455" xlink:type="simple">Omoplata</text:a></text:p>
          </table:table-cell>
          <table:table-cell office:value-type="string" calcext:value-type="string">
            <text:p>ADCC</text:p>
          </table:table-cell>
          <table:table-cell office:value-type="string" calcext:value-type="string">
            <text:p>99KG</text:p>
          </table:table-cell>
          <table:table-cell office:value-type="string" calcext:value-type="string">
            <text:p>R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Hector Lombar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feree Decision</text:p>
          </table:table-cell>
          <table:table-cell office:value-type="string" calcext:value-type="string">
            <text:p>ADCC</text:p>
          </table:table-cell>
          <table:table-cell office:value-type="string" calcext:value-type="string">
            <text:p>99KG</text:p>
          </table:table-cell>
          <table:table-cell office:value-type="string" calcext:value-type="string">
            <text:p>1/4F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<text:a xlink:href="http://www.bjjheroes.com/?p=247" xlink:type="simple">Rodolfo Vieira</text:a>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ts: 6x0</text:p>
          </table:table-cell>
          <table:table-cell office:value-type="string" calcext:value-type="string">
            <text:p>ADCC</text:p>
          </table:table-cell>
          <table:table-cell office:value-type="string" calcext:value-type="string">
            <text:p>99KG</text:p>
          </table:table-cell>
          <table:table-cell office:value-type="string" calcext:value-type="string">
            <text:p>SF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<text:a xlink:href="http://www.bjjheroes.com/?p=5842" xlink:type="simple">Mahamed Aly</text:a>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ts: 2x0, Adv</text:p>
          </table:table-cell>
          <table:table-cell office:value-type="string" calcext:value-type="string">
            <text:p>IBJJF Pro GP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1/4F</text:p>
          </table:table-cell>
          <table:table-cell office:value-type="float" office:value="2016" calcext:value-type="float">
            <text:p>2016</text:p>
          </table:table-cell>
        </table:table-row>
        <table:table-row table:style-name="ro2">
          <table:table-cell office:value-type="string" calcext:value-type="string">
            <text:p>Karim Khalif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a xlink:href="http://www.bjjheroes.com/?p=4977" xlink:type="simple">Kimura</text:a></text:p>
          </table:table-cell>
          <table:table-cell office:value-type="string" calcext:value-type="string">
            <text:p>Grand Slam - LA</text:p>
          </table:table-cell>
          <table:table-cell office:value-type="string" calcext:value-type="string">
            <text:p>94KG</text:p>
          </table:table-cell>
          <table:table-cell office:value-type="string" calcext:value-type="string">
            <text:p>1/4F</text:p>
          </table:table-cell>
          <table:table-cell office:value-type="float" office:value="2016" calcext:value-type="float">
            <text:p>2016</text:p>
          </table:table-cell>
        </table:table-row>
        <table:table-row table:style-name="ro2">
          <table:table-cell office:value-type="string" calcext:value-type="string">
            <text:p><text:a xlink:href="http://www.bjjheroes.com/?p=4521" xlink:type="simple">Erberth Santos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feree Decision</text:p>
          </table:table-cell>
          <table:table-cell office:value-type="string" calcext:value-type="string">
            <text:p>Grand Slam - LA</text:p>
          </table:table-cell>
          <table:table-cell office:value-type="string" calcext:value-type="string">
            <text:p>94KG</text:p>
          </table:table-cell>
          <table:table-cell office:value-type="string" calcext:value-type="string">
            <text:p>SF</text:p>
          </table:table-cell>
          <table:table-cell office:value-type="float" office:value="2016" calcext:value-type="float">
            <text:p>2016</text:p>
          </table:table-cell>
        </table:table-row>
        <table:table-row table:style-name="ro2">
          <table:table-cell office:value-type="string" calcext:value-type="string">
            <text:p><text:a xlink:href="http://www.bjjheroes.com/?p=6337" xlink:type="simple">Arnaldo Maidana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ts: 8x0</text:p>
          </table:table-cell>
          <table:table-cell office:value-type="string" calcext:value-type="string">
            <text:p>Grand Slam - LA</text:p>
          </table:table-cell>
          <table:table-cell office:value-type="string" calcext:value-type="string">
            <text:p>94KG</text:p>
          </table:table-cell>
          <table:table-cell office:value-type="string" calcext:value-type="string">
            <text:p>F</text:p>
          </table:table-cell>
          <table:table-cell office:value-type="float" office:value="2016" calcext:value-type="float">
            <text:p>2016</text:p>
          </table:table-cell>
        </table:table-row>
        <table:table-row table:style-name="ro2">
          <table:table-cell office:value-type="string" calcext:value-type="string">
            <text:p>Alexandre Ogaw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a xlink:href="http://www.bjjheroes.com/?p=6332" xlink:type="simple">Choke from back</text:a></text:p>
          </table:table-cell>
          <table:table-cell office:value-type="string" calcext:value-type="string">
            <text:p>Grand Slam Tokyo</text:p>
          </table:table-cell>
          <table:table-cell office:value-type="string" calcext:value-type="string">
            <text:p>94KG</text:p>
          </table:table-cell>
          <table:table-cell office:value-type="string" calcext:value-type="string">
            <text:p>1/4F</text:p>
          </table:table-cell>
          <table:table-cell office:value-type="float" office:value="2016" calcext:value-type="float">
            <text:p>2016</text:p>
          </table:table-cell>
        </table:table-row>
        <table:table-row table:style-name="ro2">
          <table:table-cell office:value-type="string" calcext:value-type="string">
            <text:p>Bruno Kikuch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a xlink:href="http://www.bjjheroes.com/?p=3592" xlink:type="simple">Triangle</text:a></text:p>
          </table:table-cell>
          <table:table-cell office:value-type="string" calcext:value-type="string">
            <text:p>Grand Slam Tokyo</text:p>
          </table:table-cell>
          <table:table-cell office:value-type="string" calcext:value-type="string">
            <text:p>94KG</text:p>
          </table:table-cell>
          <table:table-cell office:value-type="string" calcext:value-type="string">
            <text:p>SF</text:p>
          </table:table-cell>
          <table:table-cell office:value-type="float" office:value="2016" calcext:value-type="float">
            <text:p>2016</text:p>
          </table:table-cell>
        </table:table-row>
        <table:table-row table:style-name="ro2">
          <table:table-cell office:value-type="string" calcext:value-type="string">
            <text:p><text:a xlink:href="http://www.bjjheroes.com/?p=2416" xlink:type="simple">Felipe Pena</text:a>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ts: 4x2</text:p>
          </table:table-cell>
          <table:table-cell office:value-type="string" calcext:value-type="string">
            <text:p>Grand Slam Tokyo</text:p>
          </table:table-cell>
          <table:table-cell office:value-type="string" calcext:value-type="string">
            <text:p>94KG</text:p>
          </table:table-cell>
          <table:table-cell office:value-type="string" calcext:value-type="string">
            <text:p>F</text:p>
          </table:table-cell>
          <table:table-cell office:value-type="float" office:value="2016" calcext:value-type="float">
            <text:p>20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6T13:19:36.927000000</meta:creation-date>
    <dc:date>2016-11-06T13:20:44.629000000</dc:date>
    <meta:editing-duration>PT1M10S</meta:editing-duration>
    <meta:editing-cycles>1</meta:editing-cycles>
    <meta:document-statistic meta:table-count="1" meta:cell-count="1134" meta:object-count="0"/>
    <meta:generator>LibreOffice/5.0.6.3$Windows_X86_64 LibreOffice_project/490fc03b25318460cfc54456516ea2519c11d1aa</meta:generator>
  </office:meta>
</office:document-meta>
</file>